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4"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5" style:family="paragraph" style:parent-style-name="Standard">
      <style:paragraph-properties fo:line-height="135%"/>
    </style:style>
    <style:style style:name="P6" style:family="paragraph" style:parent-style-name="Standard">
      <style:text-properties fo:color="#8496b0" fo:font-size="10pt" fo:font-style="italic" style:font-size-asian="10pt" style:font-style-asian="italic" style:font-size-complex="10pt"/>
    </style:style>
    <style:style style:name="P7" style:family="paragraph" style:parent-style-name="Standard">
      <style:paragraph-properties fo:text-align="justify" style:justify-single-word="false"/>
      <style:text-properties fo:color="#8496b0" fo:font-size="10pt" fo:font-style="italic" style:font-size-asian="10pt" style:font-style-asian="italic" style:font-size-complex="10pt"/>
    </style:style>
    <style:style style:name="P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P9"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10"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uto"/>
      <style:text-properties fo:color="#8496b0" fo:font-size="10pt" fo:font-style="italic" style:font-size-asian="10pt" style:font-style-asian="italic" style:font-size-complex="10pt"/>
    </style:style>
    <style:style style:name="P11" style:family="paragraph" style:parent-style-name="Standard" style:list-style-name="WWNum1">
      <style:paragraph-properties fo:margin-left="0.5in" fo:margin-right="0in" fo:margin-top="0.0835in" fo:margin-bottom="0in" loext:contextual-spacing="false" fo:line-height="100%" fo:text-align="start" style:justify-single-word="false" fo:keep-together="auto" fo:orphans="2" fo:widows="2" fo:text-indent="-0.25in" style:auto-text-indent="false" fo:padding="0in" fo:border="none" fo:keep-with-next="auto"/>
      <style:text-properties fo:color="#8496b0" fo:font-size="10pt" fo:font-style="italic" style:font-size-asian="10pt" style:font-style-asian="italic" style:font-size-complex="10pt"/>
    </style:style>
    <style:style style:name="P12"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text-properties fo:color="#8496b0" fo:font-size="10pt" fo:font-style="italic" style:font-size-asian="10pt" style:font-style-asian="italic" style:font-size-complex="10pt"/>
    </style:style>
    <style:style style:name="P14" style:family="paragraph" style:parent-style-name="Heading_20_1" style:list-style-name="WWNum2">
      <style:paragraph-properties fo:margin-left="0.25in" fo:margin-right="0in" fo:text-indent="-0.25in" style:auto-text-indent="false"/>
    </style:style>
    <style:style style:name="P15" style:family="paragraph" style:parent-style-name="Title" style:master-page-name="Standard">
      <style:paragraph-properties style:page-number="1"/>
    </style:style>
    <style:style style:name="T1" style:family="text">
      <style:text-properties fo:font-size="9pt" style:font-size-asian="9pt" style:font-size-complex="9pt"/>
    </style:style>
    <style:style style:name="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3" style:family="text">
      <style:text-properties fo:font-variant="normal" fo:text-transform="none" fo:color="#8496b0"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4" style:family="text">
      <style:text-properties fo:color="#8496b0" fo:font-size="10pt" fo:font-style="italic" style:font-size-asian="10pt" style:font-style-asian="italic" style:font-size-complex="10pt"/>
    </style:style>
    <style:style style:name="T5" style:family="text">
      <style:text-properties fo:color="#808080" style:font-name="Courier New" fo:font-size="10.5pt" fo:font-style="italic" style:font-name-asian="Courier New1" style:font-size-asian="10.5pt" style:font-style-asian="italic" style:font-name-complex="Courier New1" style:font-size-complex="10.5pt"/>
    </style:style>
    <style:style style:name="T6" style:family="text">
      <style:text-properties fo:color="#4ec9b0" style:font-name="Courier New" fo:font-size="10.5pt" fo:font-style="italic" style:font-name-asian="Courier New1" style:font-size-asian="10.5pt" style:font-style-asian="italic" style:font-name-complex="Courier New1" style:font-size-complex="10.5pt"/>
    </style:style>
    <style:style style:name="T7" style:family="text">
      <style:text-properties fo:color="#d4d4d4" style:font-name="Courier New" fo:font-size="10.5pt" fo:font-style="italic" style:font-name-asian="Courier New1" style:font-size-asian="10.5pt" style:font-style-asian="italic" style:font-name-complex="Courier New1" style:font-size-complex="10.5pt"/>
    </style:style>
    <style:style style:name="T8" style:family="text">
      <style:text-properties fo:color="#9cdcfe" style:font-name="Courier New" fo:font-size="10.5pt" fo:font-style="italic" style:font-name-asian="Courier New1" style:font-size-asian="10.5pt" style:font-style-asian="italic" style:font-name-complex="Courier New1" style:font-size-complex="10.5pt"/>
    </style:style>
    <style:style style:name="T9" style:family="text">
      <style:text-properties fo:color="#ce9178" style:font-name="Courier New" fo:font-size="10.5pt" fo:font-style="italic" style:font-name-asian="Courier New1" style:font-size-asian="10.5pt" style:font-style-asian="italic" style:font-name-complex="Courier New1" style:font-size-complex="10.5pt"/>
    </style:style>
    <style:style style:name="T10" style:family="text">
      <style:text-properties fo:color="#569cd6" style:font-name="Courier New" fo:font-size="10.5pt" fo:font-style="italic" style:font-name-asian="Courier New1" style:font-size-asian="10.5pt" style:font-style-asian="italic" style:font-name-complex="Courier New1" style:font-size-complex="10.5pt"/>
    </style:style>
    <style:style style:name="T11" style:family="text">
      <style:text-properties fo:color="#c586c0" style:font-name="Courier New" fo:font-size="10.5pt" fo:font-style="italic" style:font-name-asian="Courier New1" style:font-size-asian="10.5pt" style:font-style-asian="italic" style:font-name-complex="Courier New1" style:font-size-complex="10.5pt"/>
    </style:style>
    <style:style style:name="T12" style:family="text">
      <style:text-properties fo:color="#dcdcaa" style:font-name="Courier New" fo:font-size="10.5pt" fo:font-style="italic" style:font-name-asian="Courier New1" style:font-size-asian="10.5pt" style:font-style-asian="italic" style:font-name-complex="Courier New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Έγγραφο απαιτήσεων λογισμικού (SRS)</text:p>
      <text:p text:style-name="P3">ΠΡΟΣΑΡΜΟΓΗ ΤΟΥ ΑΝΤΙΣΤΟΙΧΟΥ ΕΓΓΡΑΦΟΥ ΤΟΥ ΠΡΟΤΥΠΟΥ ISO/IEC/IEEE 29148:2011</text:p>
      <text:p text:style-name="P3"/>
      <text:p text:style-name="Subtitle">Alcowatch</text:p>
      <text:list xml:id="list1251689237" text:style-name="WWNum2">
        <text:list-item>
          <text:p text:style-name="P14">Εισαγωγή</text:p>
        </text:list-item>
      </text:list>
      <text:p text:style-name="Heading_20_2">1.1<text:tab/>Εισαγωγή: σκοπός του λογισμικού</text:p>
      <text:p text:style-name="P9">Η web-based εφαρμογή “Alcowatch” συνιστά ένα ολοκληρωμένο παρατηρητήριο τιμών αλκοολούχων ποτών. <text:s/>H εισαγωγή και επεξεργασία των πληροφοριών ακολουθεί το μοντέλο crowdsourcing, δηλαδή εθελοντές- χρήστες της πλατφόρμας εισάγουν αφιλοκερδώς πληροφορίες για τα προϊόντα και τα καταστήματα. Έτσι, οι δυνητικοί καταναλωτές μπορούν να κάνουν εύκολα έρευνα αγοράς και να βρουν το προϊόν που αναζητούν στην καλύτερη τιμή με βαση την επιθυμητή τοποθεσία. <text:s/>Αντίστοιχα, τα καταστήματα έχουν τη δυνατότητα να προκληθούν σε μεγαλύτερο κοινό, γεγονός που καλλιεργεί μεγάλα κίνητρα εκπτώσεων. </text:p>
      <text:p text:style-name="Heading_20_2">1.2<text:tab/>Επισκόπηση του λογισμικού</text:p>
      <text:p text:style-name="Heading_20_3">1.3.1<text:tab/>Διεπαφές με εξωτερικά συστήματα και εφαρμογές λογισμικού</text:p>
      <text:p text:style-name="P4">Χρήση του συστήματος ημερολογίου για επιλογή ημερομηνίας στα αντίστοιχα πεδία φορμών στην εισαγωγή ημερομηνίας. </text:p>
      <text:p text:style-name="P4">Χρήση του Google maps API για των καθορισμό της τρέχουσας τοποθεσίας του χρήστη και την εμφάνιση των αποτελεσμάτων της αναζήτησης στο χάρτη.</text:p>
      <text:p text:style-name="Heading_20_3">1.3.2<text:tab/>Διεπαφές με το χρήστη</text:p>
      <text:p text:style-name="P2"><text:span text:style-name="T4">Βλ.</text:span><text:span text:style-name="T3"> Use Case UML</text:span><text:span text:style-name="T4">. Καταγράφονται αναλυτικά όλες οι διεπαφές πλατφόρμας-χρήστη:</text:span></text:p>
      <text:list xml:id="list556461756" text:style-name="WWNum1">
        <text:list-item>
          <text:p text:style-name="P11">Αρχική σελίδα </text:p>
        </text:list-item>
        <text:list-item>
          <text:p text:style-name="P13">Σελίδα αναζήτησης </text:p>
        </text:list-item>
        <text:list-item>
          <text:p text:style-name="P13">Φόρμα εγγραφής</text:p>
        </text:list-item>
        <text:list-item>
          <text:p text:style-name="P13">Φόρμα σύνδεσης</text:p>
        </text:list-item>
        <text:list-item>
          <text:p text:style-name="P13">Φόρμα προσθήκης τιμής</text:p>
        </text:list-item>
        <text:list-item>
          <text:p text:style-name="P13">Φόρμα προσθήκης νέου προϊόντος </text:p>
        </text:list-item>
        <text:list-item>
          <text:p text:style-name="P13">Φόρμα προσθήκης νέου καταστήματος </text:p>
        </text:list-item>
        <text:list-item>
          <text:p text:style-name="P13">Κατάλογος καταστημάτων</text:p>
        </text:list-item>
        <text:list-item>
          <text:p text:style-name="P13">Κατάλογος προϊόντων </text:p>
        </text:list-item>
        <text:list-item>
          <text:p text:style-name="P13">Αναζήτηση με βάση το προϊόν</text:p>
        </text:list-item>
        <text:list-item>
          <text:p text:style-name="P13">Αναζήτηση με βάση το κατάστημα </text:p>
        </text:list-item>
        <text:list-item>
          <text:p text:style-name="P13">Επεξεργασία προϊόντος </text:p>
        </text:list-item>
        <text:list-item>
          <text:p text:style-name="P12"><text:span text:style-name="T4">Επεξεργασία Καταστήματος </text:span><text:span text:style-name="T3"><text:s/></text:span></text:p>
        </text:list-item>
        <text:list-item>
          <text:p text:style-name="P13">Διαγραφή προϊόντος </text:p>
        </text:list-item>
        <text:list-item>
          <text:p text:style-name="P13">Διαγραφή καταστήματος </text:p>
        </text:list-item>
      </text:list>
      <text:p text:style-name="Heading_20_3">1.3.3<text:tab/>Διεπαφές με υλικό</text:p>
      <text:p text:style-name="P4">Χρήση του Gps που υλοποιείται στον browser, για χρήση της τρέχουσας τοποθεσίας κατα την εισαγωγή δεδομένων διεύθυνσης στα κατάλληλα πεδία φορμών.</text:p>
      <text:p text:style-name="Heading_20_3"><text:soft-page-break/>1.3.4<text:tab/>Διεπαφές επικοινωνιών</text:p>
      <text:p text:style-name="P3"/>
      <text:list xml:id="list183526153230241" text:continue-list="list1251689237" text:style-name="WWNum2">
        <text:list-item>
          <text:p text:style-name="P14">Αναφορές - πηγές πληροφοριών</text:p>
        </text:list-item>
      </text:list>
      <text:p text:style-name="P3"/>
      <text:list xml:id="list183526857604213" text:continue-numbering="true" text:style-name="WWNum2">
        <text:list-item>
          <text:p text:style-name="P14">Προδιαγραφές απαιτήσεων λογισμικού</text:p>
        </text:list-item>
      </text:list>
      <text:p text:style-name="Heading_20_2">3.1<text:tab/>Εξωτερικές διεπαφές</text:p>
      <text:p text:style-name="P4">Χρήση έτοιμου ημερολογίου για την εισαγωγή ημερομηνίας στο κατάλληλο πεδίο φόρμας εισαγωγής ως εξής: </text:p>
      <text:p text:style-name="P2"><text:span text:style-name="T5">&lt;</text:span><text:span text:style-name="T6">Input</text:span><text:span text:style-name="T7"> </text:span><text:span text:style-name="T8">id</text:span><text:span text:style-name="T7">=</text:span><text:span text:style-name="T9">"dateFrom"</text:span><text:span text:style-name="T7"> </text:span><text:span text:style-name="T8">type</text:span><text:span text:style-name="T7">=</text:span><text:span text:style-name="T9">"date"</text:span><text:span text:style-name="T7"> </text:span><text:span text:style-name="T8">name</text:span><text:span text:style-name="T7">=</text:span><text:span text:style-name="T9">"dateFrom"</text:span><text:span text:style-name="T7"> </text:span><text:span text:style-name="T8">defaultValue</text:span><text:span text:style-name="T7">=</text:span><text:span text:style-name="T10">{</text:span><text:span text:style-name="T8">date</text:span><text:span text:style-name="T10">}</text:span><text:span text:style-name="T7"> </text:span><text:span text:style-name="T8">min</text:span><text:span text:style-name="T7">=</text:span><text:span text:style-name="T10">{</text:span><text:span text:style-name="T8">min_date</text:span><text:span text:style-name="T10">}</text:span><text:span text:style-name="T7"> </text:span><text:span text:style-name="T8">max</text:span><text:span text:style-name="T7">=</text:span><text:span text:style-name="T10">{</text:span><text:span text:style-name="T8">date</text:span><text:span text:style-name="T10">}</text:span><text:span text:style-name="T7"> </text:span><text:span text:style-name="T8">required</text:span><text:span text:style-name="T5">/&gt;</text:span></text:p>
      <text:p text:style-name="P4"/>
      <text:p text:style-name="P2"><text:span text:style-name="T4">Για να κάνουμε χρήση του Google Maps Api χρησιμοποιούμε κατάλληλο κλειδί για να αποκτήσουμε πρόσβαση στην συγκεκριμένη υπηρεσία</text:span><text:span text:style-name="T3">.</text:span></text:p>
      <text:p text:style-name="P5"><text:span text:style-name="T11">export</text:span><text:span text:style-name="T7"> </text:span><text:span text:style-name="T11">default</text:span><text:span text:style-name="T7"> </text:span><text:span text:style-name="T12">GoogleApiWrapper</text:span><text:span text:style-name="T7">(</text:span></text:p>
      <text:p text:style-name="P5"><text:span text:style-name="T7"><text:s text:c="3"/></text:span><text:span text:style-name="T8">apiKey:</text:span><text:span text:style-name="T7"> </text:span><text:span text:style-name="T9">'AIzaSyAsLsF3d7bdPcNMcSwPfb8aUfcadkjOMH0'</text:span></text:p>
      <text:p text:style-name="P5"><text:span text:style-name="T7">})(</text:span><text:span text:style-name="T8">MapClass</text:span><text:span text:style-name="T7">);</text:span></text:p>
      <text:p text:style-name="Heading_20_2">3.2<text:tab/>Λειτουργίες: περιπτώσεις χρήσης</text:p>
      <text:p text:style-name="Standard"/>
      <text:p text:style-name="P2">3.2.1<text:tab/>ΠΕΡΙΠΤΩΣΗ ΧΡΗΣΗΣ 1: Αναζήτηση</text:p>
      <text:p text:style-name="Heading_20_4">3.2.1.1<text:tab/>Χρήστες (ρόλοι) που εμπλέκονται</text:p>
      <text:p text:style-name="P4">Ανώνυμοι και Εγγεγραμμένοι Χρήστες</text:p>
      <text:p text:style-name="Heading_20_4">3.2.1.2<text:tab/>Προϋποθέσεις εκτέλεσης</text:p>
      <text:p text:style-name="P4">Δεν υπάρχει κάποιος περιορισμός. Η αναζήτηση προϊόντων μπορεί να πραγματοποιηθεί από όλους όσους έχουν πρόσβαση στην πλατφόρμα μας.</text:p>
      <text:p text:style-name="Heading_20_4">3.2.1.3<text:tab/>Περιβάλλον εκτέλεσης</text:p>
      <text:p text:style-name="P2"><text:span text:style-name="T4">Δ</text:span><text:span text:style-name="T3">ιαδικτυακή διεπαφή χρήστη</text:span><text:span text:style-name="T4">, στην αρχική σελίδα.</text:span></text:p>
      <text:p text:style-name="Heading_20_4">3.2.1.4<text:tab/>Δεδομένα εισόδου </text:p>
      <text:p text:style-name="P4">Ο χρήστης πηγαίνει στην αρχική σελίδα της εφαρμογής και θέλει να αναζητήσει ένα προϊόν. Έχει τις εξής επιλογές: να αναζητήσει απευθείας ένα προϊόν από το search bar, να εφαρμόσει φίλτρα ή να χρησιμοποιήσει και το search bar και τα φίλτρα. Όσον αφορά τα φίλτρα, επιλέγει κατηγορία ποτού, τύπο ταξινόμησης με βάση την τιμή, τύπο ταξινόμησης με βάση την ημερομηνία, τύπο ταξινόμησης με βάση την απόσταση, χρονικό διάστημα παρατήρησης και χιλιομετρική ακτίνα από την τρέχουσα τοποθεσία του</text:p>
      <text:p text:style-name="Heading_20_4"><text:soft-page-break/>3.2.1.5<text:tab/>Παράμετροι</text:p>
      <text:p text:style-name="P4">Στην περίπτωση εφαρμογής φίλτρων, οι παράμετροι ταυτίζονται με τα δεδομένα εισόδου και ελέγχονται ως προς την εγκυρότητα στην τιμή τους. Για παράδειγμα σωστός τύπος ημερομηνίας, χιλιομετρική απόσταση φυσικών αριθμός κτλ.</text:p>
      <text:p text:style-name="Heading_20_4">3.2.1.6<text:tab/>Αλληλουχία ενεργειών - επιθυμητή συμπεριφορά</text:p>
      <text:p text:style-name="P2"><text:span text:style-name="T4">Βλ αντίστοιχο U</text:span><text:span text:style-name="T3">ML αλληλουχίας και δραστηριοτήτων. </text:span></text:p>
      <text:p text:style-name="Heading_20_4">3.2.1.7<text:tab/>Δεδομένα εξόδου</text:p>
      <text:p text:style-name="P7">Μετά την εισαγωγή δεδομένων για την αναζήτηση, ο χρήστης επιλέγει “Εφαρμογή φίλτρων” και “Search” και έπειτα επιλέγει το επιθυμητό πλήθος αποτελεσμάτων αναζήτησης ανά σελίδα. <text:s/>Επιπλέον, μπορεί να πλοηγηθεί στις σελίδες των αποτελεσμάτων επιλέγοντας τα κατάλληλα βέλη, να ταξινομήσει και να επιλέξει πόσα θα βλέπει ανά σελίδα.</text:p>
      <text:p text:style-name="Heading_20_4">3.2.1.8<text:tab/>Παρατηρήσεις </text:p>
      <text:p text:style-name="Standard"/>
      <text:p text:style-name="Heading_20_3">3.2.2<text:tab/>ΠΕΡΙΠΤΩΣΗ ΧΡΗΣΗΣ 2: Προσθήκη Καταστήματος</text:p>
      <text:p text:style-name="Heading_20_4">3.2.2.1<text:tab/>Χρήστες (ρόλοι) που εμπλέκονται</text:p>
      <text:p text:style-name="P4">Εγγεγραμμένοι Χρήστες</text:p>
      <text:p text:style-name="Heading_20_4">3.2.2.2<text:tab/>Προϋποθέσεις εκτέλεσης</text:p>
      <text:p text:style-name="P4">Προϋπόθεση για την ενέργεια αυτή είναι να έχει κάνει login ο εγγεγραμμένος χρήστης.</text:p>
      <text:p text:style-name="Heading_20_4">3.2.2.3<text:tab/>Περιβάλλον εκτέλεσης</text:p>
      <text:p text:style-name="P6">Για την προσθήκη νέου καταστήματος, ο χρήστης χρησιμοποιεί την αντίστοιχη επιλογή από το βασικό Navbar.</text:p>
      <text:p text:style-name="Heading_20_4">3.2.2.4<text:tab/>Δεδομένα εισόδου </text:p>
      <text:p text:style-name="P6">Ο χρήστης εισάγει σειριακά τα δεδομένα για ένα κατάστημα: Όνομα, διεύθυνση, χαρακτηριστικά και τηλέφωνο. Τα δεδομένα αυτά ελέγχονται ως προς την εγκυρότητα των τιμών τους.</text:p>
      <text:p text:style-name="Heading_20_4">3.2.2.5<text:tab/>Παράμετροι</text:p>
      <text:p text:style-name="Heading_20_4">3.2.2.6<text:tab/>Αλληλουχία ενεργειών - επιθυμητή συμπεριφορά</text:p>
      <text:p text:style-name="P2"><text:span text:style-name="T4">Βλ </text:span><text:span text:style-name="T3"><text:s/>διαγράμματα UML αλληλουχίας και δραστηριοτήτων.</text:span></text:p>
      <text:p text:style-name="P4">Για την προσθήκη νέου καταστήματος, ο χρήστης χρησιμοποιεί την αντίστοιχη επιλογή από το βασική Navbar και εισάγει σειριακά τα δεδομένα για ένα κατάστημα: Όνομα, διεύθυνση, χαρακτηριστικά και τηλέφωνο. Για την εισαγωγή της διεύθυνσης, ο χρήστης έχει δύο επιλογές: είτε να την εισάγει γράφοντάς την στα κατάλληλα πεδία (Οδός, αριθμός, ΤΚ), είτε να επιλέξει “Τωρινή τοποθεσία”, οπότε και καταχωρείται αυτόματα η τοποθεσία του χρήστη στο πεδίο της διεύθυνσης. Ολοκληρώνει την εισαγωγή καταστήματος επιλέγοντας “Προσθήκη”, ή αναιρεί την ενέργειά του επιλέγοντας “Ακύρωση”.</text:p>
      <text:p text:style-name="Heading_20_4">3.2.2.7<text:tab/>Δεδομένα εξόδου</text:p>
      <text:p text:style-name="P4">Νέο κατάστημα στον κατάλογο καταστημάτων.</text:p>
      <text:p text:style-name="Heading_20_4"><text:soft-page-break/>3.2.2.8<text:tab/>Παρατηρήσεις </text:p>
      <text:p text:style-name="Standard"/>
      <text:p text:style-name="Heading_20_3">3.2.2<text:tab/>ΠΕΡΙΠΤΩΣΗ ΧΡΗΣΗΣ 3: Επεξεργασία Προϊόντος</text:p>
      <text:p text:style-name="Heading_20_4">3.2.2.1<text:tab/>Χρήστες (ρόλοι) που εμπλέκονται</text:p>
      <text:p text:style-name="P6">Εγγεγραμμένοι Χρήστες</text:p>
      <text:p text:style-name="Heading_20_4">3.2.2.2<text:tab/>Προϋποθέσεις εκτέλεσης</text:p>
      <text:p text:style-name="P6">Προϋπόθεση για την ενέργεια αυτή είναι να έχει κάνει login ο εγγεγραμμένος χρήστης.</text:p>
      <text:p text:style-name="Heading_20_4">3.2.2.3<text:tab/>Περιβάλλον εκτέλεσης</text:p>
      <text:p text:style-name="P6">Για την προσθήκη νέου καταστήματος, ο χρήστης χρησιμοποιεί τον κατάλογο προϊόντων.</text:p>
      <text:p text:style-name="Heading_20_4">3.2.2.4<text:tab/>Δεδομένα εισόδου </text:p>
      <text:p text:style-name="P6">Ο χρήστης αλλάζει μία η περισσότερες τιμές πεδίου προϊόντος.</text:p>
      <text:p text:style-name="Heading_20_4">3.2.2.5<text:tab/>Παράμετροι</text:p>
      <text:p text:style-name="Heading_20_4">3.2.2.6<text:tab/>Αλληλουχία ενεργειών - επιθυμητή συμπεριφορά</text:p>
      <text:p text:style-name="P6">Βλ <text:s/>διαγράμματα UML αλληλουχίας και δραστηριοτήτων.</text:p>
      <text:p text:style-name="P6">Για την επεξεργασία των χαρακτηριστικών ενός προϊόντος, ο χρηστης πλοηγείται στο προϊόν που θέλει να επεξεργαστεί (Κατηγορία: Προϊόντα), επιλέγει το κουμπί τύπου edit και μεταφέρεται στη φόρμα επεξεργασίας προϊόντος, στην οποία εμφανίζονται οι τρέχουσες τιμές πεδίων. Αλλάζει μία η περισσότερες και επιβεβαιώνει την ενέργειά του. Έπειτα μεταφέρεται στην αρχική σελίδα.</text:p>
      <text:p text:style-name="Heading_20_4"><text:bookmark text:name="_jcqy2mc28l3k"/>3.2.2.7<text:tab/>Δεδομένα εξόδου</text:p>
      <text:p text:style-name="P6">Ενημερωμένο υπάρχον προϊόν στον κατάλογο προϊόντων.</text:p>
      <text:p text:style-name="Heading_20_4"><text:bookmark text:name="_s8nvmx4thoow"/>3.2.2.8<text:tab/>Παρατηρήσεις </text:p>
      <text:p text:style-name="Heading_20_2">3.3<text:tab/>Απαιτήσεις επιδόσεων</text:p>
      <text:p text:style-name="P4">Απαιτείται διαρκής απασχόληση της ομάδας των μηχανικών ανάπτυξης της πλατφόρμας για συντήρηση και τεχνική υποστήριξη.</text:p>
      <text:p text:style-name="Heading_20_2">3.4<text:tab/>Απαιτήσεις οργάνωσης δεδομένων</text:p>
      <text:p text:style-name="Heading_20_3">3.4.1<text:tab/>Τεχνική περιγραφή των δεδομένων που διαχειρίζεται το λογισμικό και των σχετικών μετρικών φορτίου δεδομένων εισόδου, επεξεργασίας κ.λπ.</text:p>
      <text:p text:style-name="P4">Η εφαρμογή μας δεν περιλαμβάνει πολύπλοκα οπτικοακουστικά μέσα, επομένως δεν γίνεται κάποιος σύνθετος χειρισμός φορτίου δεδομένων, παρά μόνο απλή διαχείριση <text:s/>δεδομένων από πεδία φορμών. </text:p>
      <text:p text:style-name="Heading_20_3">3.4.2<text:tab/>Απαιτήσεις και περιορισμοί πρόσβασης σε δεδομένα</text:p>
      <text:p text:style-name="P2"><text:span text:style-name="T4">Ο βασικός διαχωρισμός όσον αφορά την πρόσβαση σε δεδομένα γινεται μεταξύ των ανώνυμων και εγγεγραμμένων χρηστών</text:span><text:span text:style-name="T3">. Οι αν</text:span><text:span text:style-name="T4">ώνυμοι χρήστες μπορούν να κάνουν </text:span><text:soft-page-break/><text:span text:style-name="T4">αναζήτηση και παρατήρηση, ενώ οι εγγεγραμμένοι χρήστες μπορούν να εισάγουν, να διαγράφουν και να επεξεργάζονται δεδομένα.</text:span></text:p>
      <text:p text:style-name="Heading_20_3">3.4.3<text:tab/>Μοντέλο δεδομένων (μοντέλο κλάσεων UML ή/και μοντέλο ER)</text:p>
      <text:p text:style-name="P4">βλ. UML Class, ER Diagram</text:p>
      <text:p text:style-name="Heading_20_3">3.4.4<text:tab/>Προδιαγραφές ακεραιότητας δεδομένων</text:p>
      <text:p text:style-name="P3">Κανόνες ακεραιότητας και εγκυρότητας δεδομένων</text:p>
      <text:p text:style-name="Heading_20_3">3.4.5<text:tab/>Προδιαγραφές διατήρησης δεδομένων</text:p>
      <text:p text:style-name="P4">Τα δεδομένα στη βάση μας διατηρούνται σε βάθος χρόνου, εκτός εάν προβεί σε οριστική διαγραφή ο admin της βάσης.</text:p>
      <text:p text:style-name="Heading_20_2">3.5<text:tab/>Περιορισμοί σχεδίασης</text:p>
      <text:p text:style-name="P2"><text:span text:style-name="T4">Η ονοματολογία πεδίων και οντοτήτων επιλέχθηκε ώστε να είναι όσο γίνεται πιο εύκολη η εμπειρία χρήσης.</text:span><text:span text:style-name="T3"> </text:span><text:span text:style-name="T4">Επιπλέον τηρήθηκαν με ακρίβεια οι οδηγίες που δόθηκαν.</text:span></text:p>
      <text:p text:style-name="P3">Περιλαμβάνεται η πολιτική ονοματολογίας οντοτήτων δεδομένων και πεδίων. Τέτοιοι περιορισμοί μπορεί να επιβάλλονται από τη χρήση βιβλιοθηκών, frameworks, περιβαλλόντων ανάπτυξης κλπ</text:p>
      <text:p text:style-name="Heading_20_2">3.6<text:tab/>Λοιπές απαιτήσεις</text:p>
      <text:p text:style-name="Heading_20_3">3.6.1<text:tab/>Απαιτήσεις διαθεσιμότητας λογισμικού</text:p>
      <text:p text:style-name="P3">Τεκμηρίωση απαιτήσεων διαθεσιμότητας</text:p>
      <text:p text:style-name="Heading_20_3">3.6.2<text:tab/>Απαιτήσεις ασφάλειας</text:p>
      <text:p text:style-name="P3">Τεκμηρίωση απαιτήσεων ασφαλείας</text:p>
      <text:p text:style-name="Heading_20_3">3.6.3<text:tab/>Απαιτήσεις συντήρησης</text:p>
      <text:p text:style-name="P3">Τεκμηρίωση απαιτήσεων συντήρησης</text:p>
      <text:list xml:id="list183526598690897" text:continue-numbering="true" text:style-name="WWNum2">
        <text:list-item>
          <text:p text:style-name="P14">Παράρτημα </text:p>
        </text:list-item>
      </text:list>
      <text:p text:style-name="Heading_20_2">4.1<text:tab/>Παραδοχές και εξαρτήσεις</text:p>
      <text:p text:style-name="Heading_20_2">4.2<text:tab/>Ακρωνύμια και συντομογραφίες </text:p>
      <text:p text:style-name="Heading_20_2">4.3<text:tab/>Υποστηρικτικά έγγραφα, πρότυπα κ.λπ.</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4165in" fo:margin-bottom="0in" loext:contextual-spacing="false" fo:line-height="100%" fo:keep-together="always" fo:text-indent="-0.25in" style:auto-text-indent="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3937in" fo:margin-right="0in" fo:margin-top="0.25in" fo:margin-bottom="0in" loext:contextual-spacing="false" fo:line-height="100%" fo:keep-together="always" fo:text-indent="-0.3937in" style:auto-text-indent="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4925in" fo:margin-right="0in" fo:margin-top="0.1665in" fo:margin-bottom="0in" loext:contextual-spacing="false" fo:line-height="100%" fo:keep-together="always" fo:text-indent="-0.4925in" style:auto-text-indent="false" fo:keep-with-next="always"/>
      <style:text-properties fo:color="#1f3863"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5909in" fo:margin-right="0in" fo:margin-top="0.1665in" fo:margin-bottom="0in" loext:contextual-spacing="false" fo:line-height="100%" fo:keep-together="always" fo:text-indent="-0.5909in" style:auto-text-indent="false"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style:text-properties style:font-name="Calibri" fo:font-family="Calibri" style:font-family-generic="roman" style:font-pitch="variable" fo:font-size="22pt" style:font-name-asian="Calibri1" style:font-family-asian="Calibri" style:font-family-generic-asian="system" style:font-pitch-asian="variable" style:font-size-asian="22pt" style:font-name-complex="Calibri1" style:font-family-complex="Calibri" style:font-family-generic-complex="system" style:font-pitch-complex="variable" style:font-size-complex="22pt"/>
    </style:style>
    <style:style style:name="Subtitle" style:family="paragraph" style:parent-style-name="normal" style:next-style-name="Standard" style:default-outline-level="" style:class="chapter">
      <style:paragraph-properties fo:margin-top="0in" fo:margin-bottom="0.111in" loext:contextual-spacing="false" fo:line-height="100%"/>
      <style:text-properties fo:color="#5a5a5a" fo:font-size="14pt" style:font-size-asian="14pt" style:font-size-complex="14pt"/>
    </style:style>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25in" style:type="center"/>
          <style:tab-stop style:position="6.5in" style:type="right"/>
        </style:tab-stops>
      </style:paragraph-properties>
    </style:style>
    <style:style style:name="MT1" style:family="text">
      <style:text-properties fo:font-size="9pt" style:font-size-asian="9pt"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Nerdcultech</text:span><text:span text:style-name="MT2"><text:tab/>ΕΓΓΡΑΦΟ SRS<text:tab/>Σελ </text:span><text:page-number text:select-page="current">5</text:page-number><text:span text:style-name="MT2"><text:s/>/ <text:s/></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2-24T18:35:25.228115798</dc:date>
    <meta:editing-duration>PT13S</meta:editing-duration>
    <meta:editing-cycles>1</meta:editing-cycles>
    <meta:document-statistic meta:table-count="0" meta:image-count="0" meta:object-count="0" meta:page-count="5" meta:paragraph-count="116" meta:word-count="1080" meta:character-count="8044" meta:non-whitespace-character-count="7065"/>
  </office:meta>
</office:document-meta>
</file>